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enlo" svg:font-family="Menlo, Monaco, Consolas, 'Liberation Mono', Menlo, Courier,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583in" style:rel-column-width="2820*"/>
    </style:style>
    <style:style style:name="Table1.B" style:family="table-column">
      <style:table-column-properties style:column-width="4.9667in" style:rel-column-width="715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6"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color="#ff0000"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3"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style:text-position="super 58%"/>
    </style:style>
    <style:style style:name="T3" style:family="text">
      <style:text-properties style:text-position="super 58%" fo:font-size="13pt" style:font-size-asian="13pt" style:font-size-complex="13pt"/>
    </style:style>
    <style:style style:name="T4" style:family="text">
      <style:text-properties style:text-position="0% 100%" fo:font-size="13pt" style:font-size-asian="13pt" style:font-size-complex="13pt"/>
    </style:style>
    <style:style style:name="T5" style:family="text">
      <style:text-properties style:use-window-font-color="true" fo:font-size="13pt"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Personal Project</text:p>
      <text:p text:style-name="P5">MySql Workbench</text:p>
      <text:p text:style-name="P5"/>
      <text:p text:style-name="P5"/>
      <text:p text:style-name="P5"/>
      <text:p text:style-name="P5"/>
      <text:p text:style-name="P5"/>
      <text:p text:style-name="P5"/>
      <text:p text:style-name="P5"/>
      <text:p text:style-name="P5"/>
      <text:p text:style-name="P5"/>
      <text:p text:style-name="P5"/>
      <text:p text:style-name="P2">CIS-18B </text:p>
      <text:p text:style-name="P2">Section 42029</text:p>
      <text:p text:style-name="P2">Michael Risher</text:p>
      <text:p text:style-name="P2">June 8, 2015</text:p>
      <text:p text:style-name="P13">I. Introduction:</text:p>
      <text:p text:style-name="P9"/>
      <text:p text:style-name="P10">Title: MySql Workbench</text:p>
      <text:p text:style-name="P10"/>
      <text:p text:style-name="P7">A MySql database visual interface program based off the MySql Workbench program we use in class.</text:p>
      <text:p text:style-name="P7"/>
      <text:p text:style-name="P11"/>
      <text:p text:style-name="P6">II. Summary</text:p>
      <text:p text:style-name="P8"/>
      <text:p text:style-name="P7">Project lines of code: 3,773 ( Excluding personal api. Api count is 5730 )</text:p>
      <text:p text:style-name="P7"/>
      <text:p text:style-name="P14"><text:span text:style-name="T5"><text:tab/>This program is a connector to a mysql database. It allow you to visually see the data stored in the database as well as write your commands and run them from the program. It allows for multiple mysql databases to be stored in the program. <text:s/>You can opt in to storing all your database in a secure cloud so you can access them from any computer that you would like. This project covers all required aspects excluding the sockets. There are a few instances where I call my external api the source of which can me found </text:span><text:a xlink:type="simple" xlink:href="https://github.com/angrymasteryoda/api/tree/master/src/com/michael/api">here</text:a><text:span text:style-name="T5">. Along with my own api I call <text:s/>upon Miglayout as my swing layoutManager since the gui was made without the gui builder.</text:span></text:p>
      <text:p text:style-name="P12"/>
      <text:p text:style-name="P6">III. Instructions</text:p>
      <text:p text:style-name="P8"/>
      <text:p text:style-name="P12"><text:tab/>This project will set you up with a default database to open. You may add databases by clicking the plus button in the top left area or can choose to add a database from the database menu. You can create your own account to store databases or you may use the demo account that has many different databases loaded the username for that is “demo” and the password if “demo”. Once you haved opened a database a new window will open up and it will have a tree of the tables and schemas available to your mysql connection account. On the right side you will have to blank areas the top portion is used to enter your sql queries, and the bottom portions is a table view that will reveal itself if you use a select command.</text:p>
      <text:p text:style-name="P12"/>
      <text:p text:style-name="P12"/>
      <text:p text:style-name="P6">IV. Required Items</text:p>
      <text:p text:style-name="P8"/>
      <text:p text:style-name="P12"><text:tab/></text:p>
      <table:table table:name="Table1" table:style-name="Table1">
        <table:table-column table:style-name="Table1.A"/>
        <table:table-column table:style-name="Table1.B"/>
        <table:table-row>
          <table:table-cell table:style-name="Table1.A1" office:value-type="string">
            <text:p text:style-name="P20">Item</text:p>
          </table:table-cell>
          <table:table-cell table:style-name="Table1.B1" office:value-type="string">
            <text:p text:style-name="P20">Location</text:p>
          </table:table-cell>
        </table:table-row>
        <table:table-row>
          <table:table-cell table:style-name="Table1.A2" office:value-type="string">
            <text:p text:style-name="P20">Frame</text:p>
          </table:table-cell>
          <table:table-cell table:style-name="Table1.B2" office:value-type="string">
            <text:p text:style-name="P20">tk.michael.project.gui.BasicFrameObject.java:12</text:p>
          </table:table-cell>
        </table:table-row>
        <table:table-row>
          <table:table-cell table:style-name="Table1.A2" office:value-type="string">
            <text:p text:style-name="P20">Splash screen</text:p>
          </table:table-cell>
          <table:table-cell table:style-name="Table1.B2" office:value-type="string">
            <text:p text:style-name="P20">tk.michael.project.Main.java:47<text:span text:style-name="T2">1</text:span></text:p>
          </table:table-cell>
        </table:table-row>
        <table:table-row>
          <table:table-cell table:style-name="Table1.A2" office:value-type="string">
            <text:p text:style-name="P20">Regex</text:p>
          </table:table-cell>
          <table:table-cell table:style-name="Table1.B2" office:value-type="string">
            <text:p text:style-name="P20">tk.michael.project.gui.SignUpDialog.java:45</text:p>
          </table:table-cell>
        </table:table-row>
        <table:table-row>
          <table:table-cell table:style-name="Table1.A2" office:value-type="string">
            <text:p text:style-name="P20">Serialization</text:p>
          </table:table-cell>
          <table:table-cell table:style-name="Table1.B2" office:value-type="string">
            <text:p text:style-name="P20">tk.michael.project.util.Session.java:102</text:p>
          </table:table-cell>
        </table:table-row>
        <text:soft-page-break/>
        <table:table-row>
          <table:table-cell table:style-name="Table1.A2" office:value-type="string">
            <text:p text:style-name="P20">Database</text:p>
          </table:table-cell>
          <table:table-cell table:style-name="Table1.B2" office:value-type="string">
            <text:p text:style-name="P20">tk.michael.project.util.Session.java:44</text:p>
          </table:table-cell>
        </table:table-row>
        <table:table-row>
          <table:table-cell table:style-name="Table1.A2" office:value-type="string">
            <text:p text:style-name="P20">Threads</text:p>
          </table:table-cell>
          <table:table-cell table:style-name="Table1.B2" office:value-type="string">
            <text:p text:style-name="P20">tk.michael.project.Main.java:52</text:p>
          </table:table-cell>
        </table:table-row>
        <table:table-row>
          <table:table-cell table:style-name="Table1.A2" office:value-type="string">
            <text:p text:style-name="P20">Sockets</text:p>
          </table:table-cell>
          <table:table-cell table:style-name="Table1.B2" office:value-type="string">
            <text:p text:style-name="P20">N/A</text:p>
          </table:table-cell>
        </table:table-row>
        <table:table-row>
          <table:table-cell table:style-name="Table1.B2" table:number-columns-spanned="2" office:value-type="string">
            <text:p text:style-name="P19"><text:span text:style-name="T3">1</text:span><text:span text:style-name="T4"> Splash screen call is an api call the source of that can be found at </text:span><text:a xlink:type="simple" xlink:href="https://github.com/angrymasteryoda/api/tree/master/src/com/michael/api/swing"><text:span text:style-name="T4">Github</text:span></text:a></text:p>
          </table:table-cell>
          <table:covered-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enlo" svg:font-family="Menlo, Monaco, Consolas, 'Liberation Mono', Menlo, Courier,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IS-18B #42029<text:tab/><text:page-number text:select-page="current">3</text:page-number><text:tab/>Ris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1T10:59:08.62</meta:creation-date>
    <dc:date>2015-06-11T03:56:49.44</dc:date>
    <meta:editing-duration>PT17H16M56S</meta:editing-duration>
    <meta:editing-cycles>25</meta:editing-cycles>
    <meta:generator>OpenOffice/4.0.1$Win32 OpenOffice.org_project/401m5$Build-9714</meta:generator>
    <dc:creator>Michael Risher</dc:creator>
    <meta:document-statistic meta:table-count="1" meta:image-count="0" meta:object-count="0" meta:page-count="3" meta:paragraph-count="34" meta:word-count="349" meta:character-count="2097"/>
  </office:meta>
</office:document-meta>
</file>